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5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3.55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9966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FLAGS</text:p>
          </table:table-cell>
          <table:table-cell table:number-columns-repeated="2"/>
          <table:table-cell office:value-type="string" calcext:value-type="string">
            <text:p>VARS</text:p>
          </table:table-cell>
          <table:table-cell table:number-columns-repeated="3"/>
          <table:table-cell office:value-type="string" calcext:value-type="string">
            <text:p>CARD PT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eventTargetCharacter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Mob</text:p>
          </table:table-cell>
          <table:table-cell office:value-type="string" calcext:value-type="string">
            <text:p>bool : hasProtected</text:p>
          </table:table-cell>
          <table:table-cell office:value-type="string" calcext:value-type="string">
            <text:p>ZTCG_ATKSR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ventTargetEquip</text:p>
          </table:table-cell>
          <table:table-cell office:value-type="string" calcext:value-type="string">
            <text:p>bool : hasProtected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GetTargeted</text:p>
          </table:table-cell>
          <table:table-cell/>
          <table:table-cell office:value-type="string" calcext:value-type="string">
            <text:p>ZTCG_TARGET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heckPreventAttack</text:p>
          </table:table-cell>
          <table:table-cell office:value-type="string" calcext:value-type="string">
            <text:p>Not 0: Prevent attack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3"/>
          <table:table-cell table:style-name="ce3" office:value-type="string" calcext:value-type="string">
            <text:p>Mob</text:p>
          </table:table-cell>
          <table:table-cell office:value-type="string" calcext:value-type="string">
            <text:p>Attac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quipBuff</text:p>
          </table:table-cell>
          <table:table-cell/>
          <table:table-cell office:value-type="string" calcext:value-type="string">
            <text:p>ZTCG_ATTACKSTATE</text:p>
          </table:table-cell>
          <table:table-cell office:value-type="string" calcext:value-type="string">
            <text:p>ZTCG_PLAYERTYPE</text:p>
          </table:table-cell>
          <table:table-cell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4" office:value-type="string" calcext:value-type="string">
            <text:p>isCommit atk</text:p>
          </table:table-cell>
          <table:table-cell/>
          <table:table-cell table:style-name="ce3" office:value-type="string" calcext:value-type="string">
            <text:p>attacker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derCardRegister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undoBuff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lyBuff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electMen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SelectMenu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electMenu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fres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fresh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fresh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ickCardOrd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ickCardOrd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over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over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ThrowCoinFixe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ThrowCoinFixe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romp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romp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raw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raw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Move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nOpponentCardMovedToDiscardPile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rdDestroyed</text:p>
          </table:table-cell>
          <table:table-cell/>
          <table:table-cell office:value-type="string" calcext:value-type="string">
            <text:p>ZTCG_REMOVETYPE</text:p>
          </table:table-cell>
          <table:table-cell table:number-columns-repeated="6"/>
          <table:table-cell office:value-type="string" calcext:value-type="string">
            <text:p>destroyed car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ve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veal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veal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andomDis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andomDiscard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andomDiscard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ee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ee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ee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tu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tun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tun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Hijac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Hijack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Hijack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eiveSil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ceiveSilence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ceiveSilence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DestroyOpponen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ed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Attack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CalcAttackCard</text:p>
          </table:table-cell>
          <table:table-cell office:value-type="string" calcext:value-type="string">
            <text:p>Not 0: NO INCREASES</text:p>
          </table:table-cell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office:value-type="string" calcext:value-type="string">
            <text:p>Bonus dmg</text:p>
          </table:table-cell>
          <table:table-cell table:style-name="ce5" office:value-type="string" calcext:value-type="string">
            <text:p>isCommit atk</text:p>
          </table:table-cell>
          <table:table-cell office:value-type="string" calcext:value-type="string">
            <text:p>Dmg multiplier (%)</text:p>
          </table:table-cell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CalcDefense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OpponentCalcDefenseCard</text:p>
          </table:table-cell>
          <table:table-cell office:value-type="string" calcext:value-type="string">
            <text:p>Not 0: NO DEFENSES</text:p>
          </table:table-cell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Block dmg</text:p>
          </table:table-cell>
          <table:table-cell table:style-name="ce4" office:value-type="string" calcext:value-type="string">
            <text:p>isCommit atk (-1: commit)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Start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Prevent bool</text:p>
          </table:table-cell>
          <table:table-cell office:value-type="string" calcext:value-type="string">
            <text:p>Counter bool</text:p>
          </table:table-cell>
          <table:table-cell table:number-columns-repeated="2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Normal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Dmg value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ttackOpponent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Mob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Opponent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ttackCharacter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Destroyed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 office:value-type="string" calcext:value-type="string">
            <text:p>gotDestroyed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office:value-type="string" calcext:value-type="string">
            <text:p>Targ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ReceiveAttackAnd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on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nOpponentMobSentToDiscardPile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ATKR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onLaunchAttack</text:p>
          </table:table-cell>
          <table:table-cell table:number-columns-repeated="4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InterceptAttack</text:p>
          </table:table-cell>
          <table:table-cell table:number-columns-repeated="3"/>
          <table:table-cell table:style-name="ce3"/>
          <table:table-cell office:value-type="string" calcext:value-type="string">
            <text:p>Mob slot</text:p>
          </table:table-cell>
          <table:table-cell office:value-type="string" calcext:value-type="string">
            <text:p>Atkr slot</text:p>
          </table:table-cell>
          <table:table-cell table:number-columns-repeated="2"/>
          <table:table-cell table:style-name="ce3" office:value-type="string" calcext:value-type="string">
            <text:p>Mob (<text:span text:style-name="T2">editable</text:span>)</text:p>
          </table:table-cell>
          <table:table-cell office:value-type="string" calcext:value-type="string">
            <text:p>Attacker (<text:span text:style-name="T2">editable</text:span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pplyCounterAttack</text:p>
          </table:table-cell>
          <table:table-cell/>
          <table:table-cell office:value-type="string" calcext:value-type="string">
            <text:p>ZTCG_ATKSRC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3"/>
          <table:table-cell office:value-type="string" calcext:value-type="string">
            <text:p>Attacker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AndSurvived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2"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xecut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ReceiveAttack</text:p>
          </table:table-cell>
          <table:table-cell/>
          <table:table-cell office:value-type="string" calcext:value-type="string">
            <text:p>ZTCG_ATKSRC</text:p>
          </table:table-cell>
          <table:table-cell office:value-type="string" calcext:value-type="string">
            <text:p>ZTCG_TARGETTYPE</text:p>
          </table:table-cell>
          <table:table-cell/>
          <table:table-cell office:value-type="string" calcext:value-type="string">
            <text:p>Attack dmg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PlayCar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Car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Action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Equipment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Equipme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Equipme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Field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Pla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DestroyFiel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DestroyFiel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itMo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Intercep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nterceptOpponentPlayMob</text:p>
          </table:table-cell>
          <table:table-cell table:number-columns-repeated="4"/>
          <table:table-cell table:style-name="ce4" office:value-type="string" calcext:value-type="string">
            <text:p>isNotInterrup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Think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OpponentPlayMob</text:p>
          </table:table-cell>
          <table:table-cell table:number-columns-repeated="8"/>
          <table:table-cell office:value-type="string" calcext:value-type="string">
            <text:p>mob id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6.642cm" draw:caption-point-x="-0.61cm" draw:caption-point-y="1.552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Start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office:annotation draw:style-name="gr1" draw:text-style-name="P1" svg:width="2.899cm" svg:height="2.571cm" svg:x="6.985cm" svg:y="67.093cm" draw:caption-point-x="-0.61cm" draw:caption-point-y="1.553cm">
              <dc:date>2016-08-26T00:00:00</dc:date>
              <text:p text:style-name="P1"><text:span text:style-name="T1">Do NOT use actions (such as attacks or draw cards), only variable setters here</text:span></text:p>
            </office:annotation>
            <text:p>onOpponentStart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Sta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ReactivateCardEffec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ReactivateCardEffec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StartCharacterAction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StartCharacterActions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EndTur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EndTur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Intercept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Intercept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evelActionTrigg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LevelU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LevelUp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ApplyCharacterAc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ApplyCharacterAction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fterCharacterActio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fterOpponentCharacterAction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MobEffect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RecoverMobStats</text:p>
          </table:table-cell>
          <table:table-cell/>
          <table:table-cell office:value-type="string" calcext:value-type="string">
            <text:p>ZTCG_PLAYERTYPE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ActivateCharacterAction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nActivateCharacterActio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OINTCUTS: 142</text:p>
          </table:table-cell>
          <table:table-cell table:style-name="Default"/>
          <table:table-cell table:number-columns-repeated="1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18:20:53.5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3M48S</meta:editing-duration>
    <meta:editing-cycles>35</meta:editing-cycles>
    <meta:generator>LibreOffice/4.3.7.2$Windows_x86 LibreOffice_project/8a35821d8636a03b8bf4e15b48f59794652c68ba</meta:generator>
    <dc:date>2017-01-27T23:48:18.450000000</dc:date>
    <meta:document-statistic meta:table-count="3" meta:cell-count="311" meta:object-count="0"/>
    <meta:user-defined meta:name="Info 1"/>
    <meta:user-defined meta:name="Info 2"/>
    <meta:user-defined meta:name="Info 3"/>
    <meta:user-defined meta:name="Info 4"/>
  </office:meta>
</office:document-meta>
</file>